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214">
            <text:p>OS-19214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1150.0">
            <text:p>1150.0</text:p>
          </table:table-cell>
          <table:table-cell office:value-type="float" office:value="85.0">
            <text:p>8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1.7092">
            <text:p>-31.7092</text:p>
          </table:table-cell>
          <table:table-cell office:value-type="float" office:value="0.6592">
            <text:p>0.6592</text:p>
          </table:table-cell>
          <table:table-cell office:value-type="float" office:value="0.6592">
            <text:p>0.659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488">
            <text:p>OS-21488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6250.0">
            <text:p>625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41.5432">
            <text:p>-41.5432</text:p>
          </table:table-cell>
          <table:table-cell office:value-type="float" office:value="0.6732">
            <text:p>0.6732</text:p>
          </table:table-cell>
          <table:table-cell office:value-type="float" office:value="0.6732">
            <text:p>0.673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4">
            <text:p>OS-21664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6130.0">
            <text:p>613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9.7219">
            <text:p>-29.7219</text:p>
          </table:table-cell>
          <table:table-cell office:value-type="float" office:value="0.6819">
            <text:p>0.6819</text:p>
          </table:table-cell>
          <table:table-cell office:value-type="float" office:value="0.6819">
            <text:p>0.681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486">
            <text:p>OS-21486</text:p>
          </table:table-cell>
          <table:table-cell office:value-type="float" office:value="38.053">
            <text:p>38.053</text:p>
          </table:table-cell>
          <table:table-cell office:value-type="float" office:value="-76.221">
            <text:p>-76.221</text:p>
          </table:table-cell>
          <table:table-cell office:value-type="float" office:value="9670.0">
            <text:p>967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3.29">
            <text:p>-23.29</text:p>
          </table:table-cell>
          <table:table-cell office:value-type="float" office:value="0.68">
            <text:p>0.68</text:p>
          </table:table-cell>
          <table:table-cell office:value-type="float" office:value="0.68">
            <text:p>0.6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487">
            <text:p>OS-21487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855.0">
            <text:p>855.0</text:p>
          </table:table-cell>
          <table:table-cell office:value-type="float" office:value="25.0">
            <text:p>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4.1578">
            <text:p>-24.1578</text:p>
          </table:table-cell>
          <table:table-cell office:value-type="float" office:value="0.6778">
            <text:p>0.6778</text:p>
          </table:table-cell>
          <table:table-cell office:value-type="float" office:value="0.6778">
            <text:p>0.67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9">
            <text:p>OS-21389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7100.0">
            <text:p>710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44.3598">
            <text:p>-44.3598</text:p>
          </table:table-cell>
          <table:table-cell office:value-type="float" office:value="0.6798">
            <text:p>0.6798</text:p>
          </table:table-cell>
          <table:table-cell office:value-type="float" office:value="0.6798">
            <text:p>0.679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4">
            <text:p>OS-21384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2050.0">
            <text:p>205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3.791">
            <text:p>-33.791</text:p>
          </table:table-cell>
          <table:table-cell office:value-type="float" office:value="0.661">
            <text:p>0.661</text:p>
          </table:table-cell>
          <table:table-cell office:value-type="float" office:value="0.661">
            <text:p>0.66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7">
            <text:p>OS-21387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6660.0">
            <text:p>6660.0</text:p>
          </table:table-cell>
          <table:table-cell office:value-type="float" office:value="45.0">
            <text:p>45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44.0991">
            <text:p>-44.0991</text:p>
          </table:table-cell>
          <table:table-cell office:value-type="float" office:value="0.6791">
            <text:p>0.6791</text:p>
          </table:table-cell>
          <table:table-cell office:value-type="float" office:value="0.6791">
            <text:p>0.679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6">
            <text:p>OS-21386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6290.0">
            <text:p>629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43.2069">
            <text:p>-43.2069</text:p>
          </table:table-cell>
          <table:table-cell office:value-type="float" office:value="0.6769">
            <text:p>0.6769</text:p>
          </table:table-cell>
          <table:table-cell office:value-type="float" office:value="0.6769">
            <text:p>0.676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5">
            <text:p>OS-21385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4230.0">
            <text:p>423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5.3427">
            <text:p>-35.3427</text:p>
          </table:table-cell>
          <table:table-cell office:value-type="float" office:value="0.6627">
            <text:p>0.6627</text:p>
          </table:table-cell>
          <table:table-cell office:value-type="float" office:value="0.6627">
            <text:p>0.662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5">
            <text:p>OS-21665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6430.0">
            <text:p>6430.0</text:p>
          </table:table-cell>
          <table:table-cell office:value-type="float" office:value="65.0">
            <text:p>6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0.29">
            <text:p>-30.29</text:p>
          </table:table-cell>
          <table:table-cell office:value-type="float" office:value="0.68">
            <text:p>0.68</text:p>
          </table:table-cell>
          <table:table-cell office:value-type="float" office:value="0.68">
            <text:p>0.6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3">
            <text:p>OS-21383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1600.0">
            <text:p>160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2.8701">
            <text:p>-32.8701</text:p>
          </table:table-cell>
          <table:table-cell office:value-type="float" office:value="0.6601">
            <text:p>0.6601</text:p>
          </table:table-cell>
          <table:table-cell office:value-type="float" office:value="0.6601">
            <text:p>0.660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2">
            <text:p>OS-21382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1150.0">
            <text:p>115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1.6892">
            <text:p>-31.6892</text:p>
          </table:table-cell>
          <table:table-cell office:value-type="float" office:value="0.6592">
            <text:p>0.6592</text:p>
          </table:table-cell>
          <table:table-cell office:value-type="float" office:value="0.6592">
            <text:p>0.659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1">
            <text:p>OS-21381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745.0">
            <text:p>74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0.8287">
            <text:p>-30.8287</text:p>
          </table:table-cell>
          <table:table-cell office:value-type="float" office:value="0.6587">
            <text:p>0.6587</text:p>
          </table:table-cell>
          <table:table-cell office:value-type="float" office:value="0.6587">
            <text:p>0.658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70">
            <text:p>OS-21270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6850.0">
            <text:p>6850.0</text:p>
          </table:table-cell>
          <table:table-cell office:value-type="float" office:value="110.0">
            <text:p>11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6.0081">
            <text:p>-16.0081</text:p>
          </table:table-cell>
          <table:table-cell office:value-type="float" office:value="0.7681">
            <text:p>0.7681</text:p>
          </table:table-cell>
          <table:table-cell office:value-type="float" office:value="0.7681">
            <text:p>0.768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388">
            <text:p>OS-21388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7050.0">
            <text:p>705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44.2094">
            <text:p>-44.2094</text:p>
          </table:table-cell>
          <table:table-cell office:value-type="float" office:value="0.6794">
            <text:p>0.6794</text:p>
          </table:table-cell>
          <table:table-cell office:value-type="float" office:value="0.6794">
            <text:p>0.679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6">
            <text:p>OS-21666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9150.0">
            <text:p>9150.0</text:p>
          </table:table-cell>
          <table:table-cell office:value-type="float" office:value="65.0">
            <text:p>6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0.9634">
            <text:p>-30.9634</text:p>
          </table:table-cell>
          <table:table-cell office:value-type="float" office:value="0.6834">
            <text:p>0.6834</text:p>
          </table:table-cell>
          <table:table-cell office:value-type="float" office:value="0.6834">
            <text:p>0.683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5829">
            <text:p>OS-25829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8930.0">
            <text:p>8930.0</text:p>
          </table:table-cell>
          <table:table-cell office:value-type="float" office:value="65.0">
            <text:p>6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3.4872">
            <text:p>-33.4872</text:p>
          </table:table-cell>
          <table:table-cell office:value-type="float" office:value="0.6872">
            <text:p>0.6872</text:p>
          </table:table-cell>
          <table:table-cell office:value-type="float" office:value="0.6872">
            <text:p>0.687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8">
            <text:p>OS-21668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9400.0">
            <text:p>9400.0</text:p>
          </table:table-cell>
          <table:table-cell office:value-type="float" office:value="100.0">
            <text:p>1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3.57">
            <text:p>-33.57</text:p>
          </table:table-cell>
          <table:table-cell office:value-type="float" office:value="0.69">
            <text:p>0.69</text:p>
          </table:table-cell>
          <table:table-cell office:value-type="float" office:value="0.69">
            <text:p>0.6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63">
            <text:p>QC-863</text:p>
          </table:table-cell>
          <table:table-cell office:value-type="float" office:value="38.4">
            <text:p>38.4</text:p>
          </table:table-cell>
          <table:table-cell office:value-type="float" office:value="-76.1">
            <text:p>-76.1</text:p>
          </table:table-cell>
          <table:table-cell office:value-type="float" office:value="3745.0">
            <text:p>3745.0</text:p>
          </table:table-cell>
          <table:table-cell office:value-type="float" office:value="120.0">
            <text:p>1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57">
            <text:p>-5.57</text:p>
          </table:table-cell>
          <table:table-cell office:value-type="float" office:value="0.3523">
            <text:p>0.3523</text:p>
          </table:table-cell>
          <table:table-cell office:value-type="float" office:value="0.3523">
            <text:p>0.3523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62">
            <text:p>QC-862</text:p>
          </table:table-cell>
          <table:table-cell office:value-type="float" office:value="38.4">
            <text:p>38.4</text:p>
          </table:table-cell>
          <table:table-cell office:value-type="float" office:value="-76.1">
            <text:p>-76.1</text:p>
          </table:table-cell>
          <table:table-cell office:value-type="float" office:value="2650.0">
            <text:p>2650.0</text:p>
          </table:table-cell>
          <table:table-cell office:value-type="float" office:value="180.0">
            <text:p>1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3319">
            <text:p>0.3319</text:p>
          </table:table-cell>
          <table:table-cell office:value-type="float" office:value="0.3319">
            <text:p>0.331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61">
            <text:p>QC-861</text:p>
          </table:table-cell>
          <table:table-cell office:value-type="float" office:value="38.4">
            <text:p>38.4</text:p>
          </table:table-cell>
          <table:table-cell office:value-type="float" office:value="-76.1">
            <text:p>-76.1</text:p>
          </table:table-cell>
          <table:table-cell office:value-type="float" office:value="2485.0">
            <text:p>2485.0</text:p>
          </table:table-cell>
          <table:table-cell office:value-type="float" office:value="125.0">
            <text:p>1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64">
            <text:p>-3.64</text:p>
          </table:table-cell>
          <table:table-cell office:value-type="float" office:value="0.3398">
            <text:p>0.3398</text:p>
          </table:table-cell>
          <table:table-cell office:value-type="float" office:value="0.3398">
            <text:p>0.339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60">
            <text:p>QC-860</text:p>
          </table:table-cell>
          <table:table-cell office:value-type="float" office:value="38.4">
            <text:p>38.4</text:p>
          </table:table-cell>
          <table:table-cell office:value-type="float" office:value="-76.1">
            <text:p>-76.1</text:p>
          </table:table-cell>
          <table:table-cell office:value-type="float" office:value="2835.0">
            <text:p>2835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34">
            <text:p>-3.34</text:p>
          </table:table-cell>
          <table:table-cell office:value-type="float" office:value="0.3395">
            <text:p>0.3395</text:p>
          </table:table-cell>
          <table:table-cell office:value-type="float" office:value="0.3395">
            <text:p>0.339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59">
            <text:p>QC-859</text:p>
          </table:table-cell>
          <table:table-cell office:value-type="float" office:value="39.0">
            <text:p>39.0</text:p>
          </table:table-cell>
          <table:table-cell office:value-type="float" office:value="-76.1">
            <text:p>-76.1</text:p>
          </table:table-cell>
          <table:table-cell office:value-type="float" office:value="1230.0">
            <text:p>1230.0</text:p>
          </table:table-cell>
          <table:table-cell office:value-type="float" office:value="155.0">
            <text:p>15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3299">
            <text:p>0.3299</text:p>
          </table:table-cell>
          <table:table-cell office:value-type="float" office:value="0.3299">
            <text:p>0.329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57">
            <text:p>QC-857</text:p>
          </table:table-cell>
          <table:table-cell office:value-type="float" office:value="39.0">
            <text:p>39.0</text:p>
          </table:table-cell>
          <table:table-cell office:value-type="float" office:value="-76.1">
            <text:p>-76.1</text:p>
          </table:table-cell>
          <table:table-cell office:value-type="float" office:value="3365.0">
            <text:p>3365.0</text:p>
          </table:table-cell>
          <table:table-cell office:value-type="float" office:value="145.0">
            <text:p>1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3516">
            <text:p>0.3516</text:p>
          </table:table-cell>
          <table:table-cell office:value-type="float" office:value="0.3516">
            <text:p>0.351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QC-856">
            <text:p>QC-856</text:p>
          </table:table-cell>
          <table:table-cell office:value-type="float" office:value="39.0">
            <text:p>39.0</text:p>
          </table:table-cell>
          <table:table-cell office:value-type="float" office:value="-76.1">
            <text:p>-76.1</text:p>
          </table:table-cell>
          <table:table-cell office:value-type="float" office:value="4505.0">
            <text:p>4505.0</text:p>
          </table:table-cell>
          <table:table-cell office:value-type="float" office:value="115.0">
            <text:p>11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87">
            <text:p>-10.87</text:p>
          </table:table-cell>
          <table:table-cell office:value-type="float" office:value="0.3644">
            <text:p>0.3644</text:p>
          </table:table-cell>
          <table:table-cell office:value-type="float" office:value="0.3644">
            <text:p>0.364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5830">
            <text:p>OS-25830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7180.0">
            <text:p>7180.0</text:p>
          </table:table-cell>
          <table:table-cell office:value-type="float" office:value="40.0">
            <text:p>40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6.2584">
            <text:p>-16.2584</text:p>
          </table:table-cell>
          <table:table-cell office:value-type="float" office:value="0.7684">
            <text:p>0.7684</text:p>
          </table:table-cell>
          <table:table-cell office:value-type="float" office:value="0.7684">
            <text:p>0.768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66">
            <text:p>OS-21266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3090.0">
            <text:p>3090.0</text:p>
          </table:table-cell>
          <table:table-cell office:value-type="float" office:value="90.0">
            <text:p>9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6.8289">
            <text:p>-26.8289</text:p>
          </table:table-cell>
          <table:table-cell office:value-type="float" office:value="0.6689">
            <text:p>0.6689</text:p>
          </table:table-cell>
          <table:table-cell office:value-type="float" office:value="0.6689">
            <text:p>0.668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5828">
            <text:p>OS-25828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8150.0">
            <text:p>815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1.5542">
            <text:p>-31.5542</text:p>
          </table:table-cell>
          <table:table-cell office:value-type="float" office:value="0.6842">
            <text:p>0.6842</text:p>
          </table:table-cell>
          <table:table-cell office:value-type="float" office:value="0.6842">
            <text:p>0.684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5827">
            <text:p>OS-25827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6540.0">
            <text:p>654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0.9634">
            <text:p>-30.9634</text:p>
          </table:table-cell>
          <table:table-cell office:value-type="float" office:value="0.6834">
            <text:p>0.6834</text:p>
          </table:table-cell>
          <table:table-cell office:value-type="float" office:value="0.6834">
            <text:p>0.683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5826">
            <text:p>OS-25826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4590.0">
            <text:p>459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8.8309">
            <text:p>-28.8309</text:p>
          </table:table-cell>
          <table:table-cell office:value-type="float" office:value="0.6809">
            <text:p>0.6809</text:p>
          </table:table-cell>
          <table:table-cell office:value-type="float" office:value="0.6809">
            <text:p>0.680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71">
            <text:p>OS-21671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4470.0">
            <text:p>447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7.6898">
            <text:p>-27.6898</text:p>
          </table:table-cell>
          <table:table-cell office:value-type="float" office:value="0.6798">
            <text:p>0.6798</text:p>
          </table:table-cell>
          <table:table-cell office:value-type="float" office:value="0.6798">
            <text:p>0.679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70">
            <text:p>OS-21670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4100.0">
            <text:p>410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5.8285">
            <text:p>-25.8285</text:p>
          </table:table-cell>
          <table:table-cell office:value-type="float" office:value="0.6785">
            <text:p>0.6785</text:p>
          </table:table-cell>
          <table:table-cell office:value-type="float" office:value="0.6785">
            <text:p>0.67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9">
            <text:p>OS-21669</text:p>
          </table:table-cell>
          <table:table-cell office:value-type="float" office:value="38.053">
            <text:p>38.053</text:p>
          </table:table-cell>
          <table:table-cell office:value-type="float" office:value="-76.221">
            <text:p>-76.221</text:p>
          </table:table-cell>
          <table:table-cell office:value-type="float" office:value="9350.0">
            <text:p>935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2.72">
            <text:p>-22.72</text:p>
          </table:table-cell>
          <table:table-cell office:value-type="float" office:value="0.68">
            <text:p>0.68</text:p>
          </table:table-cell>
          <table:table-cell office:value-type="float" office:value="0.68">
            <text:p>0.6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667">
            <text:p>OS-21667</text:p>
          </table:table-cell>
          <table:table-cell office:value-type="float" office:value="38.031">
            <text:p>38.031</text:p>
          </table:table-cell>
          <table:table-cell office:value-type="float" office:value="-76.215">
            <text:p>-76.215</text:p>
          </table:table-cell>
          <table:table-cell office:value-type="float" office:value="7080.0">
            <text:p>708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1.8847">
            <text:p>-31.8847</text:p>
          </table:table-cell>
          <table:table-cell office:value-type="float" office:value="0.6847">
            <text:p>0.6847</text:p>
          </table:table-cell>
          <table:table-cell office:value-type="float" office:value="0.6847">
            <text:p>0.684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62">
            <text:p>OS-21262</text:p>
          </table:table-cell>
          <table:table-cell office:value-type="float" office:value="38.878">
            <text:p>38.878</text:p>
          </table:table-cell>
          <table:table-cell office:value-type="float" office:value="-76.441">
            <text:p>-76.441</text:p>
          </table:table-cell>
          <table:table-cell office:value-type="float" office:value="2780.0">
            <text:p>2780.0</text:p>
          </table:table-cell>
          <table:table-cell office:value-type="float" office:value="75.0">
            <text:p>7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2.4689">
            <text:p>-12.4689</text:p>
          </table:table-cell>
          <table:table-cell office:value-type="float" office:value="0.6589">
            <text:p>0.6589</text:p>
          </table:table-cell>
          <table:table-cell office:value-type="float" office:value="0.6589">
            <text:p>0.658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33">
            <text:p>OS-21233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5980.0">
            <text:p>598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9.1385">
            <text:p>-39.1385</text:p>
          </table:table-cell>
          <table:table-cell office:value-type="float" office:value="0.6685">
            <text:p>0.6685</text:p>
          </table:table-cell>
          <table:table-cell office:value-type="float" office:value="0.6685">
            <text:p>0.66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4">
            <text:p>OS-15674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010.0">
            <text:p>1010.0</text:p>
          </table:table-cell>
          <table:table-cell office:value-type="float" office:value="85.0">
            <text:p>8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5.6276">
            <text:p>-25.62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5">
            <text:p>OS-20055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6060.0">
            <text:p>6060.0</text:p>
          </table:table-cell>
          <table:table-cell office:value-type="float" office:value="55.0">
            <text:p>55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5.33">
            <text:p>-15.33</text:p>
          </table:table-cell>
          <table:table-cell office:value-type="float" office:value="0.77">
            <text:p>0.77</text:p>
          </table:table-cell>
          <table:table-cell office:value-type="float" office:value="0.77">
            <text:p>0.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412">
            <text:p>OS-18412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400.0">
            <text:p>140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9.3184">
            <text:p>-9.3184</text:p>
          </table:table-cell>
          <table:table-cell office:value-type="float" office:value="0.6584">
            <text:p>0.6584</text:p>
          </table:table-cell>
          <table:table-cell office:value-type="float" office:value="0.6584">
            <text:p>0.658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413">
            <text:p>OS-18413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780.0">
            <text:p>78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9.77">
            <text:p>-9.77</text:p>
          </table:table-cell>
          <table:table-cell office:value-type="float" office:value="0.67">
            <text:p>0.67</text:p>
          </table:table-cell>
          <table:table-cell office:value-type="float" office:value="0.67">
            <text:p>0.6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3">
            <text:p>OS-18523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880.0">
            <text:p>188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0.5392">
            <text:p>-10.5392</text:p>
          </table:table-cell>
          <table:table-cell office:value-type="float" office:value="0.6592">
            <text:p>0.6592</text:p>
          </table:table-cell>
          <table:table-cell office:value-type="float" office:value="0.6592">
            <text:p>0.659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4">
            <text:p>OS-18524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750.0">
            <text:p>175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0.1785">
            <text:p>-10.1785</text:p>
          </table:table-cell>
          <table:table-cell office:value-type="float" office:value="0.6585">
            <text:p>0.6585</text:p>
          </table:table-cell>
          <table:table-cell office:value-type="float" office:value="0.6585">
            <text:p>0.65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6">
            <text:p>OS-18526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2290.0">
            <text:p>229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9212">
            <text:p>-11.9212</text:p>
          </table:table-cell>
          <table:table-cell office:value-type="float" office:value="0.6612">
            <text:p>0.6612</text:p>
          </table:table-cell>
          <table:table-cell office:value-type="float" office:value="0.6612">
            <text:p>0.661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7">
            <text:p>OS-18527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2050.0">
            <text:p>205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2509">
            <text:p>-11.2509</text:p>
          </table:table-cell>
          <table:table-cell office:value-type="float" office:value="0.6609">
            <text:p>0.6609</text:p>
          </table:table-cell>
          <table:table-cell office:value-type="float" office:value="0.6609">
            <text:p>0.660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8">
            <text:p>OS-18528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520.0">
            <text:p>152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9.5178">
            <text:p>-9.5178</text:p>
          </table:table-cell>
          <table:table-cell office:value-type="float" office:value="0.6578">
            <text:p>0.6578</text:p>
          </table:table-cell>
          <table:table-cell office:value-type="float" office:value="0.6578">
            <text:p>0.65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29">
            <text:p>OS-18529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2230.0">
            <text:p>223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7011">
            <text:p>-11.7011</text:p>
          </table:table-cell>
          <table:table-cell office:value-type="float" office:value="0.6611">
            <text:p>0.6611</text:p>
          </table:table-cell>
          <table:table-cell office:value-type="float" office:value="0.6611">
            <text:p>0.661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32">
            <text:p>OS-18532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535.0">
            <text:p>53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3.8777">
            <text:p>-23.8777</text:p>
          </table:table-cell>
          <table:table-cell office:value-type="float" office:value="0.6677">
            <text:p>0.6677</text:p>
          </table:table-cell>
          <table:table-cell office:value-type="float" office:value="0.6677">
            <text:p>0.66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33">
            <text:p>OS-18533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3030.0">
            <text:p>303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6.1385">
            <text:p>-26.1385</text:p>
          </table:table-cell>
          <table:table-cell office:value-type="float" office:value="0.6685">
            <text:p>0.6685</text:p>
          </table:table-cell>
          <table:table-cell office:value-type="float" office:value="0.6685">
            <text:p>0.66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34">
            <text:p>OS-18534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1210.0">
            <text:p>121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3178">
            <text:p>-11.3178</text:p>
          </table:table-cell>
          <table:table-cell office:value-type="float" office:value="0.6678">
            <text:p>0.6678</text:p>
          </table:table-cell>
          <table:table-cell office:value-type="float" office:value="0.6678">
            <text:p>0.66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535">
            <text:p>OS-18535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580.0">
            <text:p>58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0.2676">
            <text:p>-10.26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4">
            <text:p>OS-20054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5240.0">
            <text:p>524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4.7522">
            <text:p>-14.7522</text:p>
          </table:table-cell>
          <table:table-cell office:value-type="float" office:value="0.7722">
            <text:p>0.7722</text:p>
          </table:table-cell>
          <table:table-cell office:value-type="float" office:value="0.7722">
            <text:p>0.772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3">
            <text:p>OS-20053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5340.0">
            <text:p>5340.0</text:p>
          </table:table-cell>
          <table:table-cell office:value-type="float" office:value="40.0">
            <text:p>40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4.7522">
            <text:p>-14.7522</text:p>
          </table:table-cell>
          <table:table-cell office:value-type="float" office:value="0.7722">
            <text:p>0.7722</text:p>
          </table:table-cell>
          <table:table-cell office:value-type="float" office:value="0.7722">
            <text:p>0.772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660">
            <text:p>OS-18660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815.0">
            <text:p>815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4.1977">
            <text:p>-24.1977</text:p>
          </table:table-cell>
          <table:table-cell office:value-type="float" office:value="0.6677">
            <text:p>0.6677</text:p>
          </table:table-cell>
          <table:table-cell office:value-type="float" office:value="0.6677">
            <text:p>0.66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661">
            <text:p>OS-18661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905.0">
            <text:p>905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0.3976">
            <text:p>-10.39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662">
            <text:p>OS-18662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3360.0">
            <text:p>3360.0</text:p>
          </table:table-cell>
          <table:table-cell office:value-type="float" office:value="100.0">
            <text:p>1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6.8789">
            <text:p>-26.8789</text:p>
          </table:table-cell>
          <table:table-cell office:value-type="float" office:value="0.6689">
            <text:p>0.6689</text:p>
          </table:table-cell>
          <table:table-cell office:value-type="float" office:value="0.6689">
            <text:p>0.668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900">
            <text:p>OS-18900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260.0">
            <text:p>126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9.278">
            <text:p>-9.278</text:p>
          </table:table-cell>
          <table:table-cell office:value-type="float" office:value="0.658">
            <text:p>0.658</text:p>
          </table:table-cell>
          <table:table-cell office:value-type="float" office:value="0.658">
            <text:p>0.65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901">
            <text:p>OS-18901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2030.0">
            <text:p>203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331">
            <text:p>-11.331</text:p>
          </table:table-cell>
          <table:table-cell office:value-type="float" office:value="0.661">
            <text:p>0.661</text:p>
          </table:table-cell>
          <table:table-cell office:value-type="float" office:value="0.661">
            <text:p>0.66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902">
            <text:p>OS-18902</text:p>
          </table:table-cell>
          <table:table-cell office:value-type="float" office:value="38.878">
            <text:p>38.878</text:p>
          </table:table-cell>
          <table:table-cell office:value-type="float" office:value="-76.446">
            <text:p>-76.446</text:p>
          </table:table-cell>
          <table:table-cell office:value-type="float" office:value="1970.0">
            <text:p>197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0.9408">
            <text:p>-10.9408</text:p>
          </table:table-cell>
          <table:table-cell office:value-type="float" office:value="0.6608">
            <text:p>0.6608</text:p>
          </table:table-cell>
          <table:table-cell office:value-type="float" office:value="0.6608">
            <text:p>0.660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212">
            <text:p>OS-19212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325.0">
            <text:p>325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8.5578">
            <text:p>-28.5578</text:p>
          </table:table-cell>
          <table:table-cell office:value-type="float" office:value="0.6578">
            <text:p>0.6578</text:p>
          </table:table-cell>
          <table:table-cell office:value-type="float" office:value="0.6578">
            <text:p>0.65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2">
            <text:p>OS-20052</text:p>
          </table:table-cell>
          <table:table-cell office:value-type="float" office:value="38.879">
            <text:p>38.879</text:p>
          </table:table-cell>
          <table:table-cell office:value-type="float" office:value="-76.44">
            <text:p>-76.44</text:p>
          </table:table-cell>
          <table:table-cell office:value-type="float" office:value="4410.0">
            <text:p>441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4.4019">
            <text:p>-14.4019</text:p>
          </table:table-cell>
          <table:table-cell office:value-type="float" office:value="0.7719">
            <text:p>0.7719</text:p>
          </table:table-cell>
          <table:table-cell office:value-type="float" office:value="0.7719">
            <text:p>0.771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940">
            <text:p>OS-19940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555.0">
            <text:p>55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9.8782">
            <text:p>-29.8782</text:p>
          </table:table-cell>
          <table:table-cell office:value-type="float" office:value="0.6582">
            <text:p>0.6582</text:p>
          </table:table-cell>
          <table:table-cell office:value-type="float" office:value="0.6582">
            <text:p>0.658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508">
            <text:p>OS-19508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050.0">
            <text:p>1050.0</text:p>
          </table:table-cell>
          <table:table-cell office:value-type="float" office:value="180.0">
            <text:p>180.0</text:p>
          </table:table-cell>
          <table:table-cell office:value-type="string" office:value="Forams E.e.">
            <text:p>Forams E.e.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7.2279">
            <text:p>-27.2279</text:p>
          </table:table-cell>
          <table:table-cell office:value-type="float" office:value="0.6679">
            <text:p>0.6679</text:p>
          </table:table-cell>
          <table:table-cell office:value-type="float" office:value="0.6679">
            <text:p>0.667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216">
            <text:p>OS-19216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325.0">
            <text:p>325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9.168">
            <text:p>-29.168</text:p>
          </table:table-cell>
          <table:table-cell office:value-type="float" office:value="0.658">
            <text:p>0.658</text:p>
          </table:table-cell>
          <table:table-cell office:value-type="float" office:value="0.658">
            <text:p>0.65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213">
            <text:p>OS-19213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320.0">
            <text:p>32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8.0577">
            <text:p>-28.0577</text:p>
          </table:table-cell>
          <table:table-cell office:value-type="float" office:value="0.6577">
            <text:p>0.6577</text:p>
          </table:table-cell>
          <table:table-cell office:value-type="float" office:value="0.6577">
            <text:p>0.65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6">
            <text:p>OS-20056</text:p>
          </table:table-cell>
          <table:table-cell office:value-type="float" office:value="38.878">
            <text:p>38.878</text:p>
          </table:table-cell>
          <table:table-cell office:value-type="float" office:value="-76.441">
            <text:p>-76.441</text:p>
          </table:table-cell>
          <table:table-cell office:value-type="float" office:value="3760.0">
            <text:p>376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3.8999">
            <text:p>-13.8999</text:p>
          </table:table-cell>
          <table:table-cell office:value-type="float" office:value="0.6599">
            <text:p>0.6599</text:p>
          </table:table-cell>
          <table:table-cell office:value-type="float" office:value="0.6599">
            <text:p>0.659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411">
            <text:p>OS-18411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750.0">
            <text:p>75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0.0576">
            <text:p>-10.05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410">
            <text:p>OS-18410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675.0">
            <text:p>675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0.3376">
            <text:p>-10.33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8409">
            <text:p>OS-18409</text:p>
          </table:table-cell>
          <table:table-cell office:value-type="float" office:value="38.538">
            <text:p>38.538</text:p>
          </table:table-cell>
          <table:table-cell office:value-type="float" office:value="-76.43">
            <text:p>-76.43</text:p>
          </table:table-cell>
          <table:table-cell office:value-type="float" office:value="625.0">
            <text:p>62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3.1076">
            <text:p>-23.10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5">
            <text:p>OS-15675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220.0">
            <text:p>1220.0</text:p>
          </table:table-cell>
          <table:table-cell office:value-type="float" office:value="80.0">
            <text:p>8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6.3277">
            <text:p>-26.3277</text:p>
          </table:table-cell>
          <table:table-cell office:value-type="float" office:value="0.6677">
            <text:p>0.6677</text:p>
          </table:table-cell>
          <table:table-cell office:value-type="float" office:value="0.6677">
            <text:p>0.66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6">
            <text:p>OS-15676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605.0">
            <text:p>605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5.7276">
            <text:p>-25.72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7">
            <text:p>OS-15677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190.0">
            <text:p>1190.0</text:p>
          </table:table-cell>
          <table:table-cell office:value-type="float" office:value="70.0">
            <text:p>7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7.2279">
            <text:p>-27.2279</text:p>
          </table:table-cell>
          <table:table-cell office:value-type="float" office:value="0.6679">
            <text:p>0.6679</text:p>
          </table:table-cell>
          <table:table-cell office:value-type="float" office:value="0.6679">
            <text:p>0.667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8">
            <text:p>OS-15678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130.0">
            <text:p>1130.0</text:p>
          </table:table-cell>
          <table:table-cell office:value-type="float" office:value="80.0">
            <text:p>80.0</text:p>
          </table:table-cell>
          <table:table-cell office:value-type="string" office:value="Gastropod">
            <text:p>Gastropod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9.0288">
            <text:p>-29.0288</text:p>
          </table:table-cell>
          <table:table-cell office:value-type="float" office:value="0.6688">
            <text:p>0.6688</text:p>
          </table:table-cell>
          <table:table-cell office:value-type="float" office:value="0.6688">
            <text:p>0.668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79">
            <text:p>OS-15679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540.0">
            <text:p>54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2.76">
            <text:p>-22.76</text:p>
          </table:table-cell>
          <table:table-cell office:value-type="float" office:value="0.68">
            <text:p>0.68</text:p>
          </table:table-cell>
          <table:table-cell office:value-type="float" office:value="0.68">
            <text:p>0.6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0">
            <text:p>OS-15680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885.0">
            <text:p>885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3.5576">
            <text:p>-23.5576</text:p>
          </table:table-cell>
          <table:table-cell office:value-type="float" office:value="0.6776">
            <text:p>0.6776</text:p>
          </table:table-cell>
          <table:table-cell office:value-type="float" office:value="0.6776">
            <text:p>0.67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1">
            <text:p>OS-15681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1150.0">
            <text:p>1150.0</text:p>
          </table:table-cell>
          <table:table-cell office:value-type="float" office:value="25.0">
            <text:p>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4.0578">
            <text:p>-24.0578</text:p>
          </table:table-cell>
          <table:table-cell office:value-type="float" office:value="0.6778">
            <text:p>0.6778</text:p>
          </table:table-cell>
          <table:table-cell office:value-type="float" office:value="0.6778">
            <text:p>0.67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2">
            <text:p>OS-15682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2100.0">
            <text:p>210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7.8282">
            <text:p>-27.8282</text:p>
          </table:table-cell>
          <table:table-cell office:value-type="float" office:value="0.6682">
            <text:p>0.6682</text:p>
          </table:table-cell>
          <table:table-cell office:value-type="float" office:value="0.6682">
            <text:p>0.668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3">
            <text:p>OS-15683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200.0">
            <text:p>1200.0</text:p>
          </table:table-cell>
          <table:table-cell office:value-type="float" office:value="75.0">
            <text:p>75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6.9478">
            <text:p>-26.9478</text:p>
          </table:table-cell>
          <table:table-cell office:value-type="float" office:value="0.6678">
            <text:p>0.6678</text:p>
          </table:table-cell>
          <table:table-cell office:value-type="float" office:value="0.6678">
            <text:p>0.66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4">
            <text:p>OS-15684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310.0">
            <text:p>1310.0</text:p>
          </table:table-cell>
          <table:table-cell office:value-type="float" office:value="80.0">
            <text:p>8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6.8278">
            <text:p>-26.8278</text:p>
          </table:table-cell>
          <table:table-cell office:value-type="float" office:value="0.6678">
            <text:p>0.6678</text:p>
          </table:table-cell>
          <table:table-cell office:value-type="float" office:value="0.6678">
            <text:p>0.66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6">
            <text:p>OS-15686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290.0">
            <text:p>1290.0</text:p>
          </table:table-cell>
          <table:table-cell office:value-type="float" office:value="75.0">
            <text:p>75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8.1283">
            <text:p>-28.1283</text:p>
          </table:table-cell>
          <table:table-cell office:value-type="float" office:value="0.6683">
            <text:p>0.6683</text:p>
          </table:table-cell>
          <table:table-cell office:value-type="float" office:value="0.6683">
            <text:p>0.6683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7">
            <text:p>OS-15687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850.0">
            <text:p>1850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8.1283">
            <text:p>-28.1283</text:p>
          </table:table-cell>
          <table:table-cell office:value-type="float" office:value="0.6683">
            <text:p>0.6683</text:p>
          </table:table-cell>
          <table:table-cell office:value-type="float" office:value="0.6683">
            <text:p>0.6683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9">
            <text:p>OS-15689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1530.0">
            <text:p>153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4.9181">
            <text:p>-24.9181</text:p>
          </table:table-cell>
          <table:table-cell office:value-type="float" office:value="0.6781">
            <text:p>0.6781</text:p>
          </table:table-cell>
          <table:table-cell office:value-type="float" office:value="0.6781">
            <text:p>0.678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9215">
            <text:p>OS-19215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725.0">
            <text:p>725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0.5385">
            <text:p>-30.5385</text:p>
          </table:table-cell>
          <table:table-cell office:value-type="float" office:value="0.6585">
            <text:p>0.6585</text:p>
          </table:table-cell>
          <table:table-cell office:value-type="float" office:value="0.6585">
            <text:p>0.65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32">
            <text:p>OS-21232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5960.0">
            <text:p>59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8.7378">
            <text:p>-38.7378</text:p>
          </table:table-cell>
          <table:table-cell office:value-type="float" office:value="0.6678">
            <text:p>0.6678</text:p>
          </table:table-cell>
          <table:table-cell office:value-type="float" office:value="0.6678">
            <text:p>0.66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30">
            <text:p>OS-21230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5530.0">
            <text:p>553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6.1838">
            <text:p>-36.1838</text:p>
          </table:table-cell>
          <table:table-cell office:value-type="float" office:value="0.6638">
            <text:p>0.6638</text:p>
          </table:table-cell>
          <table:table-cell office:value-type="float" office:value="0.6638">
            <text:p>0.663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90">
            <text:p>OS-15690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2570.0">
            <text:p>2570.0</text:p>
          </table:table-cell>
          <table:table-cell office:value-type="float" office:value="70.0">
            <text:p>7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8.4485">
            <text:p>-28.4485</text:p>
          </table:table-cell>
          <table:table-cell office:value-type="float" office:value="0.6685">
            <text:p>0.6685</text:p>
          </table:table-cell>
          <table:table-cell office:value-type="float" office:value="0.6685">
            <text:p>0.66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241">
            <text:p>OS-17241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2400.0">
            <text:p>2400.0</text:p>
          </table:table-cell>
          <table:table-cell office:value-type="float" office:value="85.0">
            <text:p>85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5.8686">
            <text:p>-25.8686</text:p>
          </table:table-cell>
          <table:table-cell office:value-type="float" office:value="0.6786">
            <text:p>0.6786</text:p>
          </table:table-cell>
          <table:table-cell office:value-type="float" office:value="0.6786">
            <text:p>0.678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242">
            <text:p>OS-17242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1230.0">
            <text:p>1230.0</text:p>
          </table:table-cell>
          <table:table-cell office:value-type="float" office:value="30.0">
            <text:p>3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4.2378">
            <text:p>-24.2378</text:p>
          </table:table-cell>
          <table:table-cell office:value-type="float" office:value="0.6778">
            <text:p>0.6778</text:p>
          </table:table-cell>
          <table:table-cell office:value-type="float" office:value="0.6778">
            <text:p>0.67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508">
            <text:p>OS-17508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2450.0">
            <text:p>2450.0</text:p>
          </table:table-cell>
          <table:table-cell office:value-type="float" office:value="256.0">
            <text:p>256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5.2582">
            <text:p>-25.2582</text:p>
          </table:table-cell>
          <table:table-cell office:value-type="float" office:value="0.6782">
            <text:p>0.6782</text:p>
          </table:table-cell>
          <table:table-cell office:value-type="float" office:value="0.6782">
            <text:p>0.678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874">
            <text:p>OS-17874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320.0">
            <text:p>1320.0</text:p>
          </table:table-cell>
          <table:table-cell office:value-type="float" office:value="195.0">
            <text:p>195.0</text:p>
          </table:table-cell>
          <table:table-cell office:value-type="string" office:value="Forams E.s.">
            <text:p>Forams E.s.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7.2279">
            <text:p>-27.2279</text:p>
          </table:table-cell>
          <table:table-cell office:value-type="float" office:value="0.6679">
            <text:p>0.6679</text:p>
          </table:table-cell>
          <table:table-cell office:value-type="float" office:value="0.6679">
            <text:p>0.6679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29">
            <text:p>OS-21229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2500.0">
            <text:p>250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4.9423">
            <text:p>-34.9423</text:p>
          </table:table-cell>
          <table:table-cell office:value-type="float" office:value="0.6623">
            <text:p>0.6623</text:p>
          </table:table-cell>
          <table:table-cell office:value-type="float" office:value="0.6623">
            <text:p>0.6623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28">
            <text:p>OS-21228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2210.0">
            <text:p>2210.0</text:p>
          </table:table-cell>
          <table:table-cell office:value-type="float" office:value="35.0">
            <text:p>3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4.4717">
            <text:p>-34.4717</text:p>
          </table:table-cell>
          <table:table-cell office:value-type="float" office:value="0.6617">
            <text:p>0.6617</text:p>
          </table:table-cell>
          <table:table-cell office:value-type="float" office:value="0.6617">
            <text:p>0.661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27">
            <text:p>OS-21227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1240.0">
            <text:p>124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1.9894">
            <text:p>-31.9894</text:p>
          </table:table-cell>
          <table:table-cell office:value-type="float" office:value="0.6594">
            <text:p>0.6594</text:p>
          </table:table-cell>
          <table:table-cell office:value-type="float" office:value="0.6594">
            <text:p>0.659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26">
            <text:p>OS-21226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610.0">
            <text:p>61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0.0983">
            <text:p>-30.0983</text:p>
          </table:table-cell>
          <table:table-cell office:value-type="float" office:value="0.6583">
            <text:p>0.6583</text:p>
          </table:table-cell>
          <table:table-cell office:value-type="float" office:value="0.6583">
            <text:p>0.6583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0057">
            <text:p>OS-20057</text:p>
          </table:table-cell>
          <table:table-cell office:value-type="float" office:value="38.331">
            <text:p>38.331</text:p>
          </table:table-cell>
          <table:table-cell office:value-type="float" office:value="-76.378">
            <text:p>-76.378</text:p>
          </table:table-cell>
          <table:table-cell office:value-type="float" office:value="860.0">
            <text:p>8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1.0177">
            <text:p>-11.0177</text:p>
          </table:table-cell>
          <table:table-cell office:value-type="float" office:value="0.6677">
            <text:p>0.6677</text:p>
          </table:table-cell>
          <table:table-cell office:value-type="float" office:value="0.6677">
            <text:p>0.667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881">
            <text:p>OS-17881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2090.0">
            <text:p>2090.0</text:p>
          </table:table-cell>
          <table:table-cell office:value-type="float" office:value="30.0">
            <text:p>30.0</text:p>
          </table:table-cell>
          <table:table-cell office:value-type="string" office:value="Forams E.e">
            <text:p>Forams E.e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8.0282">
            <text:p>-28.0282</text:p>
          </table:table-cell>
          <table:table-cell office:value-type="float" office:value="0.6682">
            <text:p>0.6682</text:p>
          </table:table-cell>
          <table:table-cell office:value-type="float" office:value="0.6682">
            <text:p>0.668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7884">
            <text:p>OS-17884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2090.0">
            <text:p>2090.0</text:p>
          </table:table-cell>
          <table:table-cell office:value-type="float" office:value="55.0">
            <text:p>55.0</text:p>
          </table:table-cell>
          <table:table-cell office:value-type="string" office:value="Forams E.s.">
            <text:p>Forams E.s.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8.0282">
            <text:p>-28.0282</text:p>
          </table:table-cell>
          <table:table-cell office:value-type="float" office:value="0.6682">
            <text:p>0.6682</text:p>
          </table:table-cell>
          <table:table-cell office:value-type="float" office:value="0.6682">
            <text:p>0.6682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231">
            <text:p>OS-21231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5690.0">
            <text:p>569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7.4457">
            <text:p>-37.4457</text:p>
          </table:table-cell>
          <table:table-cell office:value-type="float" office:value="0.6657">
            <text:p>0.6657</text:p>
          </table:table-cell>
          <table:table-cell office:value-type="float" office:value="0.6657">
            <text:p>0.6657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21489">
            <text:p>OS-21489</text:p>
          </table:table-cell>
          <table:table-cell office:value-type="float" office:value="38.887">
            <text:p>38.887</text:p>
          </table:table-cell>
          <table:table-cell office:value-type="float" office:value="-76.392">
            <text:p>-76.392</text:p>
          </table:table-cell>
          <table:table-cell office:value-type="float" office:value="8670.0">
            <text:p>867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44.0991">
            <text:p>-44.0991</text:p>
          </table:table-cell>
          <table:table-cell office:value-type="float" office:value="0.6791">
            <text:p>0.6791</text:p>
          </table:table-cell>
          <table:table-cell office:value-type="float" office:value="0.6791">
            <text:p>0.6791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OS-15685">
            <text:p>OS-15685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2090.0">
            <text:p>2090.0</text:p>
          </table:table-cell>
          <table:table-cell office:value-type="float" office:value="70.0">
            <text:p>70.0</text:p>
          </table:table-cell>
          <table:table-cell office:value-type="string" office:value="Forams">
            <text:p>Foram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8.3284">
            <text:p>-28.3284</text:p>
          </table:table-cell>
          <table:table-cell office:value-type="float" office:value="0.6684">
            <text:p>0.6684</text:p>
          </table:table-cell>
          <table:table-cell office:value-type="float" office:value="0.6684">
            <text:p>0.6684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43709">
            <text:p>CAMS-43709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160.0">
            <text:p>116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7.538">
            <text:p>-27.538</text:p>
          </table:table-cell>
          <table:table-cell office:value-type="float" office:value="0.668">
            <text:p>0.668</text:p>
          </table:table-cell>
          <table:table-cell office:value-type="float" office:value="0.668">
            <text:p>0.66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39237">
            <text:p>CAMS-39237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540.0">
            <text:p>54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3.3786">
            <text:p>-23.3786</text:p>
          </table:table-cell>
          <table:table-cell office:value-type="float" office:value="0.6986">
            <text:p>0.6986</text:p>
          </table:table-cell>
          <table:table-cell office:value-type="float" office:value="0.6986">
            <text:p>0.698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43708">
            <text:p>CAMS-43708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640.0">
            <text:p>64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6.1476">
            <text:p>-26.1476</text:p>
          </table:table-cell>
          <table:table-cell office:value-type="float" office:value="0.6676">
            <text:p>0.6676</text:p>
          </table:table-cell>
          <table:table-cell office:value-type="float" office:value="0.6676">
            <text:p>0.6676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43710">
            <text:p>CAMS-43710</text:p>
          </table:table-cell>
          <table:table-cell office:value-type="float" office:value="38.544">
            <text:p>38.544</text:p>
          </table:table-cell>
          <table:table-cell office:value-type="float" office:value="-76.427">
            <text:p>-76.427</text:p>
          </table:table-cell>
          <table:table-cell office:value-type="float" office:value="1980.0">
            <text:p>198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8.6185">
            <text:p>-28.6185</text:p>
          </table:table-cell>
          <table:table-cell office:value-type="float" office:value="0.6685">
            <text:p>0.6685</text:p>
          </table:table-cell>
          <table:table-cell office:value-type="float" office:value="0.6685">
            <text:p>0.6685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43711">
            <text:p>CAMS-43711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990.0">
            <text:p>99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4.1978">
            <text:p>-24.1978</text:p>
          </table:table-cell>
          <table:table-cell office:value-type="float" office:value="0.6778">
            <text:p>0.6778</text:p>
          </table:table-cell>
          <table:table-cell office:value-type="float" office:value="0.6778">
            <text:p>0.6778</text:p>
          </table:table-cell>
          <table:table-cell office:value-type="string" office:value="ColmanEtal2002,EngelhartHorton2012">
            <text:p>ColmanEtal2002,EngelhartHorton2012</text:p>
          </table:table-cell>
        </table:table-row>
        <table:table-row>
          <table:table-cell office:value-type="string" office:value="Inner_Chesapeake">
            <text:p>Inner_Chesapeake</text:p>
          </table:table-cell>
          <table:table-cell office:value-type="string" office:value="radiocarbon">
            <text:p>radiocarbon</text:p>
          </table:table-cell>
          <table:table-cell office:value-type="string" office:value="CAMS-39238">
            <text:p>CAMS-39238</text:p>
          </table:table-cell>
          <table:table-cell office:value-type="float" office:value="38.028">
            <text:p>38.028</text:p>
          </table:table-cell>
          <table:table-cell office:value-type="float" office:value="-76.22">
            <text:p>-76.22</text:p>
          </table:table-cell>
          <table:table-cell office:value-type="float" office:value="1240.0">
            <text:p>1240.0</text:p>
          </table:table-cell>
          <table:table-cell office:value-type="float" office:value="50.0">
            <text:p>50.0</text:p>
          </table:table-cell>
          <table:table-cell office:value-type="string" office:value="Gastropod">
            <text:p>Gastropod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6.0587">
            <text:p>-26.0587</text:p>
          </table:table-cell>
          <table:table-cell office:value-type="float" office:value="0.6787">
            <text:p>0.6787</text:p>
          </table:table-cell>
          <table:table-cell office:value-type="float" office:value="0.6787">
            <text:p>0.6787</text:p>
          </table:table-cell>
          <table:table-cell office:value-type="string" office:value="ColmanEtal2002,EngelhartHorton2012">
            <text:p>ColmanEtal2002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